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0.956cm" fo:min-width="0.706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1.008cm" fo:min-width="0.758cm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fill-color="#000000" draw:textarea-vertical-align="middle" draw:auto-grow-height="false" fo:min-height="0.933cm" fo:min-width="0.757cm"/>
    </style:style>
    <style:style style:name="gr12" style:family="graphic" style:parent-style-name="standard">
      <style:graphic-properties svg:stroke-color="#000000" draw:fill-color="#000000" draw:textarea-vertical-align="middle" draw:auto-grow-height="false" fo:min-height="0.973cm" fo:min-width="0.799cm"/>
    </style:style>
    <style:style style:name="gr13" style:family="graphic" style:parent-style-name="standard">
      <style:graphic-properties draw:stroke="none" draw:fill="none" fo:min-height="7.75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ffffff"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13.1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7.96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  <style:text-properties fo:font-style="italic"/>
    </style:style>
    <style:style style:name="P2" style:family="paragraph">
      <loext:graphic-properties draw:fill="solid" draw:fill-color="#dfdfdf"/>
      <style:paragraph-properties fo:text-align="center" style:writing-mode="lr-tb"/>
      <style:text-properties fo:font-style="italic"/>
    </style:style>
    <style:style style:name="P3" style:family="paragraph">
      <loext:graphic-properties draw:fill="none"/>
      <style:paragraph-properties fo:text-align="center"/>
      <style:text-properties fo:font-style="italic"/>
    </style:style>
    <style:style style:name="P4" style:family="paragraph">
      <style:text-properties fo:font-style="italic"/>
    </style:style>
    <style:style style:name="P5" style:family="paragraph">
      <loext:graphic-properties draw:fill="none" draw:fill-color="#ffffff"/>
      <style:paragraph-properties style:writing-mode="lr-tb"/>
      <style:text-properties fo:font-style="itali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  <style:text-properties fo:font-style="italic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dfdfd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style:text-position="-33% 58%" fo:font-size="15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1.778cm" svg:height="1.778cm" svg:x="3.302cm" svg:y="6.35cm">
          <text:p text:style-name="P1"><text:span text:style-name="T1">s</text:span><text:span text:style-name="T2">A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902cm" svg:y1="3.556cm" svg:x2="3.29cm" svg:y2="3.556cm">
          <text:p/>
        </draw:line>
        <draw:connector draw:style-name="gr2" draw:text-style-name="P3" draw:layer="layout" draw:type="curve" svg:x1="3.55cm" svg:y1="4.212cm" svg:x2="3.562cm" svg:y2="6.61cm" draw:start-shape="id1" draw:start-glue-point="7" draw:end-shape="id2" draw:end-glue-point="5" svg:d="M3550 4212c0 1800 12 601 12 2398" svg:viewBox="0 0 13 2399">
          <text:p/>
        </draw:connector>
        <draw:connector draw:style-name="gr2" draw:text-style-name="P3" draw:layer="layout" draw:type="curve" svg:x1="4.82cm" svg:y1="6.61cm" svg:x2="4.808cm" svg:y2="4.212cm" draw:start-shape="id2" draw:start-glue-point="11" draw:end-shape="id1" draw:end-glue-point="9" svg:d="M4820 6610c0-1797-12-598-12-2398" svg:viewBox="0 0 13 2399">
          <text:p/>
        </draw:connector>
        <draw:frame draw:style-name="gr3" draw:text-style-name="P5" draw:layer="layout" svg:width="0.68cm" svg:height="0.962cm" svg:x="2.882cm" svg:y="4.88cm">
          <draw:text-box>
            <text:p text:style-name="P4"><text:span text:style-name="T3">t</text:span></text:p>
          </draw:text-box>
        </draw:frame>
        <draw:frame draw:style-name="gr3" draw:text-style-name="P5" draw:layer="layout" svg:width="0.68cm" svg:height="0.962cm" svg:x="4.782cm" svg:y="4.88cm">
          <draw:text-box>
            <text:p text:style-name="P4"><text:span text:style-name="T3">t</text:span></text:p>
          </draw:text-box>
        </draw:frame>
        <draw:frame draw:style-name="gr4" draw:text-style-name="P7" draw:layer="layout" svg:width="2.53cm" svg:height="1.319cm" svg:x="2.89cm" svg:y="1.375cm">
          <draw:text-box>
            <text:p text:style-name="P6"><text:span text:style-name="T4">Start: </text:span><text:span text:style-name="T4">worker</text:span></text:p>
            <text:p text:style-name="P6"><text:span text:style-name="T4">in Area 1, </text:span><text:span text:style-name="T4">no</text:span></text:p>
            <text:p text:style-name="P6"><text:span text:style-name="T4">parts </text:span><text:span text:style-name="T4">taken</text:span></text:p>
          </draw:text-box>
        </draw:frame>
        <draw:frame draw:style-name="gr4" draw:text-style-name="P8" draw:layer="layout" svg:width="3.05cm" svg:height="0.963cm" svg:x="2.794cm" svg:y="8.382cm">
          <draw:text-box>
            <text:p><text:span text:style-name="T4">Wor</text:span><text:span text:style-name="T4">ker </text:span><text:span text:style-name="T4">in </text:span><text:span text:style-name="T4">Are</text:span><text:span text:style-name="T4">a 2, </text:span></text:p>
            <text:p><text:span text:style-name="T4">no </text:span><text:span text:style-name="T4">part</text:span><text:span text:style-name="T4">s </text:span><text:span text:style-name="T4">take</text:span><text:span text:style-name="T4">n</text:span></text:p>
          </draw:text-box>
        </draw:frame>
        <draw:frame draw:style-name="gr5" draw:text-style-name="P8" draw:layer="layout" svg:width="4.616cm" svg:height="3.811cm" svg:x="8.592cm" svg:y="8.479cm">
          <draw:text-box>
            <text:p><text:span text:style-name="T4">W</text:span><text:span text:style-name="T4">o</text:span><text:span text:style-name="T4">r</text:span><text:span text:style-name="T4">k</text:span><text:span text:style-name="T4">e</text:span><text:span text:style-name="T4">r </text:span><text:span text:style-name="T4">i</text:span><text:span text:style-name="T4">n</text:span><text:span text:style-name="T4"> </text:span><text:span text:style-name="T4">A</text:span><text:span text:style-name="T4">2</text:span><text:span text:style-name="T4">, </text:span></text:p>
            <text:p><text:span text:style-name="T4">p</text:span><text:span text:style-name="T4">a</text:span><text:span text:style-name="T4">r</text:span><text:span text:style-name="T4">t</text:span><text:span text:style-name="T4">s </text:span><text:span text:style-name="T4">t</text:span><text:span text:style-name="T4">a</text:span><text:span text:style-name="T4">k</text:span><text:span text:style-name="T4">e</text:span><text:span text:style-name="T4">n</text:span></text:p>
            <text:p><text:span text:style-name="T5"/></text:p>
            <text:p><text:span text:style-name="T5">(</text:span><text:span text:style-name="T5">n</text:span><text:span text:style-name="T5">o</text:span><text:span text:style-name="T5">t</text:span><text:span text:style-name="T5">e</text:span><text:span text:style-name="T5">: </text:span><text:span text:style-name="T5">W</text:span><text:span text:style-name="T5">e</text:span><text:span text:style-name="T5"> </text:span><text:span text:style-name="T5">a</text:span><text:span text:style-name="T5">s</text:span><text:span text:style-name="T5">s</text:span><text:span text:style-name="T5">u</text:span><text:span text:style-name="T5">m</text:span><text:span text:style-name="T5">e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</text:span><text:span text:style-name="T5"> </text:span><text:span text:style-name="T5">w</text:span><text:span text:style-name="T5">o</text:span><text:span text:style-name="T5">r</text:span><text:span text:style-name="T5">k</text:span><text:span text:style-name="T5">e</text:span><text:span text:style-name="T5">r </text:span><text:span text:style-name="T5">m</text:span><text:span text:style-name="T5">u</text:span><text:span text:style-name="T5">s</text:span><text:span text:style-name="T5">t </text:span><text:span text:style-name="T5">o</text:span><text:span text:style-name="T5">n</text:span><text:span text:style-name="T5">l</text:span><text:span text:style-name="T5">y </text:span><text:span text:style-name="T5">r</text:span><text:span text:style-name="T5">e</text:span><text:span text:style-name="T5">a</text:span><text:span text:style-name="T5">c</text:span><text:span text:style-name="T5">h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 </text:span><text:span text:style-name="T5">o</text:span><text:span text:style-name="T5">n</text:span><text:span text:style-name="T5">c</text:span><text:span text:style-name="T5">e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t</text:span><text:span text:style-name="T5">e</text:span><text:span text:style-name="T5">i</text:span><text:span text:style-name="T5">v</text:span><text:span text:style-name="T5">e</text:span><text:span text:style-name="T5">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text:span text:style-name="T5"> </text:span><text:span text:style-name="T5">p</text:span><text:span text:style-name="T5">a</text:span><text:span text:style-name="T5">r</text:span><text:span text:style-name="T5">t</text:span><text:span text:style-name="T5">s </text:span><text:span text:style-name="T5">f</text:span><text:span text:style-name="T5">o</text:span><text:span text:style-name="T5">r </text:span><text:span text:style-name="T5">a</text:span><text:span text:style-name="T5">ll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t</text:span><text:span text:style-name="T5">e</text:span><text:span text:style-name="T5">p</text:span><text:span text:style-name="T5">s 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p</text:span><text:span text:style-name="T5">a</text:span><text:span text:style-name="T5">r</text:span><text:span text:style-name="T5">t</text:span><text:span text:style-name="T5">s </text:span><text:span text:style-name="T5">a</text:span><text:span text:style-name="T5">r</text:span><text:span text:style-name="T5">e</text:span><text:span text:style-name="T5"> </text:span><text:span text:style-name="T5">n</text:span><text:span text:style-name="T5">o</text:span><text:span text:style-name="T5">t </text:span><text:span text:style-name="T5">p</text:span><text:span text:style-name="T5">u</text:span><text:span text:style-name="T5">t </text:span><text:span text:style-name="T5">b</text:span><text:span text:style-name="T5">a</text:span><text:span text:style-name="T5">c</text:span><text:span text:style-name="T5">k </text:span><text:span text:style-name="T5"><text:s/>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.</text:span><text:span text:style-name="T5">)</text:span></text:p>
          </draw:text-box>
        </draw:frame>
        <draw:custom-shape draw:style-name="gr1" draw:text-style-name="P2" xml:id="id3" draw:id="id3" draw:layer="layout" svg:width="1.778cm" svg:height="1.778cm" svg:x="8.89cm" svg:y="6.35cm">
          <text:p text:style-name="P1"><text:span text:style-name="T1">s</text:span><text:span text:style-name="T2">A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08cm" svg:y1="7.239cm" svg:x2="8.89cm" svg:y2="7.239cm" draw:start-shape="id2" draw:end-shape="id3" svg:d="M5080 7239h3810" svg:viewBox="0 0 3811 1">
          <text:p/>
        </draw:connector>
        <draw:frame draw:style-name="gr6" draw:text-style-name="P5" draw:layer="layout" svg:width="1.137cm" svg:height="0.966cm" svg:x="6.096cm" svg:y="6.366cm">
          <draw:text-box>
            <text:p text:style-name="P4"><text:span text:style-name="T3">r</text:span><text:span text:style-name="T6">P</text:span></text:p>
          </draw:text-box>
        </draw:frame>
        <draw:frame draw:style-name="gr4" draw:text-style-name="P8" draw:layer="layout" svg:width="3.326cm" svg:height="1.319cm" svg:x="12.916cm" svg:y="8.336cm">
          <draw:text-box>
            <text:p><text:span text:style-name="T4">Worker in A1, </text:span></text:p>
            <text:p><text:span text:style-name="T4">parts taken</text:span></text:p>
            <text:p><text:span text:style-name="T4">(ready to assemble)</text:span></text:p>
          </draw:text-box>
        </draw:frame>
        <draw:connector draw:style-name="gr2" draw:text-style-name="P3" draw:layer="layout" draw:type="curve" svg:x1="10.408cm" svg:y1="7.868cm" svg:x2="13.918cm" svg:y2="7.868cm" draw:start-shape="id3" draw:start-glue-point="9" draw:end-shape="id4" draw:end-glue-point="7" svg:d="M10408 7868h3510" svg:viewBox="0 0 3511 1">
          <text:p/>
        </draw:connector>
        <draw:connector draw:style-name="gr2" draw:text-style-name="P3" draw:layer="layout" draw:type="curve" svg:x1="13.918cm" svg:y1="6.61cm" svg:x2="10.408cm" svg:y2="6.61cm" draw:start-shape="id4" draw:start-glue-point="5" draw:end-shape="id3" draw:end-glue-point="11" svg:d="M13918 6610h-3510" svg:viewBox="0 0 3511 1">
          <text:p/>
        </draw:connector>
        <draw:custom-shape draw:style-name="gr1" draw:text-style-name="P2" xml:id="id6" draw:id="id6" draw:layer="layout" svg:width="1.778cm" svg:height="1.778cm" svg:x="8.948cm" svg:y="2.694cm">
          <text:p text:style-name="P1"><text:span text:style-name="T1">s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5.08cm" svg:height="3.556cm" svg:x="13.208cm" svg:y="1.524cm">
          <draw:text-box>
            <text:p text:style-name="P6"><text:span text:style-name="T4">Worker in A1,</text:span></text:p>
            <text:p text:style-name="P6"><text:span text:style-name="T4">robot </text:span><text:span text:style-name="T4">activated</text:span></text:p>
          </draw:text-box>
        </draw:frame>
        <draw:frame draw:style-name="gr8" draw:text-style-name="P7" draw:layer="layout" svg:width="4.828cm" svg:height="1.319cm" svg:x="8.888cm" svg:y="1.375cm">
          <draw:text-box>
            <text:p text:style-name="P6"><text:span text:style-name="T4">Ass</text:span><text:span text:style-name="T4">em</text:span><text:span text:style-name="T4">bly</text:span></text:p>
            <text:p text:style-name="P6"><text:span text:style-name="T4">seq</text:span><text:span text:style-name="T4">ue</text:span><text:span text:style-name="T4">nce</text:span></text:p>
            <text:p text:style-name="P6"><text:span text:style-name="T4">en</text:span><text:span text:style-name="T4">de</text:span><text:span text:style-name="T4">d</text:span></text:p>
          </draw:text-box>
        </draw:frame>
        <draw:frame draw:style-name="gr3" draw:text-style-name="P5" draw:layer="layout" svg:width="0.68cm" svg:height="0.962cm" svg:x="11.684cm" svg:y="5.896cm">
          <draw:text-box>
            <text:p text:style-name="P4"><text:span text:style-name="T3">t</text:span></text:p>
          </draw:text-box>
        </draw:frame>
        <draw:frame draw:style-name="gr3" draw:text-style-name="P5" draw:layer="layout" svg:width="0.68cm" svg:height="0.962cm" svg:x="11.684cm" svg:y="7.717cm">
          <draw:text-box>
            <text:p text:style-name="P4"><text:span text:style-name="T3">t</text:span></text:p>
          </draw:text-box>
        </draw:frame>
        <draw:frame draw:style-name="gr9" draw:text-style-name="P5" draw:layer="layout" svg:width="1.594cm" svg:height="0.966cm" svg:x="16.122cm" svg:y="7.366cm">
          <draw:text-box>
            <text:p text:style-name="P4"><text:span text:style-name="T3">r</text:span><text:span text:style-name="T6">C</text:span><text:span text:style-name="T3">, r</text:span><text:span text:style-name="T6">H</text:span></text:p>
          </draw:text-box>
        </draw:frame>
        <draw:custom-shape draw:style-name="gr10" draw:text-style-name="P2" xml:id="id1" draw:id="id1" draw:layer="layout" svg:width="1.778cm" svg:height="1.778cm" svg:x="3.29cm" svg:y="2.694cm">
          <text:p text:style-name="P1"><text:span text:style-name="T1">s</text:span><text:span text:style-name="T2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78cm" svg:height="1.778cm" svg:x="13.658cm" svg:y="6.35cm">
          <text:p text:style-name="P1"><text:span text:style-name="T1">s</text:span><text:span text:style-name="T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8cm" svg:height="1.778cm" svg:x="13.648cm" svg:y="2.694cm">
          <text:p text:style-name="P1"><text:span text:style-name="T1">s</text:span><text:span text:style-name="T1">’</text:span><text:span text:style-name="T2">A</text:span><text:span text:style-name="T2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256cm" svg:height="1.182cm" draw:transform="skewX (0.0076794487087751) rotate (-2.15879775179178) translate (16.682cm 6.93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1.298cm" svg:height="1.222cm" draw:transform="rotate (-1.9074703395046) translate (16.559cm 2.739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2" draw:text-style-name="P3" draw:layer="layout" draw:type="curve" svg:x1="14.547cm" svg:y1="6.35cm" svg:x2="14.537cm" svg:y2="4.472cm" draw:start-shape="id4" draw:start-glue-point="4" draw:end-shape="id5" draw:end-glue-point="8" svg:d="M14547 6350c0-1407-10-468-10-1878" svg:viewBox="0 0 11 1879">
          <text:p/>
        </draw:connector>
        <draw:frame draw:style-name="gr6" draw:text-style-name="P5" draw:layer="layout" svg:width="1.15cm" svg:height="0.962cm" svg:x="14.547cm" svg:y="5.08cm">
          <draw:text-box>
            <text:p text:style-name="P4"><text:span text:style-name="T3">pB</text:span></text:p>
          </draw:text-box>
        </draw:frame>
        <draw:connector draw:style-name="gr2" draw:text-style-name="P3" draw:layer="layout" draw:type="curve" svg:x1="13.648cm" svg:y1="3.583cm" svg:x2="10.726cm" svg:y2="3.583cm" draw:start-shape="id5" draw:start-glue-point="6" draw:end-shape="id6" svg:d="M13648 3583h-2922" svg:viewBox="0 0 2923 1">
          <text:p/>
        </draw:connector>
        <draw:connector draw:style-name="gr2" draw:text-style-name="P3" draw:layer="layout" draw:type="curve" svg:x1="14.547cm" svg:y1="6.35cm" svg:x2="9.837cm" svg:y2="4.472cm" draw:start-shape="id4" draw:start-glue-point="4" draw:end-shape="id6" svg:d="M14547 6350c0-1407-4710-468-4710-1878" svg:viewBox="0 0 4711 1879">
          <text:p/>
        </draw:connector>
        <draw:frame draw:style-name="gr6" draw:text-style-name="P5" draw:layer="layout" svg:width="1.162cm" svg:height="0.966cm" svg:x="11.647cm" svg:y="4.58cm">
          <draw:text-box>
            <text:p text:style-name="P4"><text:span text:style-name="T3">m</text:span><text:span text:style-name="T6">C</text:span></text:p>
          </draw:text-box>
        </draw:frame>
        <draw:connector draw:style-name="gr2" draw:text-style-name="P3" draw:layer="layout" draw:type="curve" svg:x1="5.068cm" svg:y1="3.583cm" svg:x2="8.948cm" svg:y2="3.583cm" draw:start-shape="id1" draw:start-glue-point="10" draw:end-shape="id6" draw:end-glue-point="6" svg:d="M5068 3583h3880" svg:viewBox="0 0 3881 1">
          <text:p/>
        </draw:connector>
        <draw:frame draw:style-name="gr6" draw:text-style-name="P5" draw:layer="layout" svg:width="1.137cm" svg:height="0.966cm" svg:x="6.096cm" svg:y="2.621cm">
          <draw:text-box>
            <text:p text:style-name="P4"><text:span text:style-name="T3">p</text:span><text:span text:style-name="T6">B</text:span></text:p>
          </draw:text-box>
        </draw:frame>
        <draw:frame draw:style-name="gr9" draw:text-style-name="P5" draw:layer="layout" svg:width="1.594cm" svg:height="0.966cm" svg:x="16.122cm" svg:y="3.366cm">
          <draw:text-box>
            <text:p text:style-name="P4"><text:span text:style-name="T3">r</text:span><text:span text:style-name="T6">C</text:span><text:span text:style-name="T3">, r</text:span><text:span text:style-name="T6">H</text:span></text:p>
          </draw:text-box>
        </draw:frame>
        <draw:frame draw:style-name="gr13" draw:text-style-name="P10" draw:layer="layout" svg:width="8.382cm" svg:height="9.848cm" svg:x="18.796cm" svg:y="1.27cm">
          <draw:text-box>
            <text:p><text:span text:style-name="T7">Comments:</text:span></text:p>
            <text:list text:style-name="L1">
              <text:list-item>
                <text:p><text:span text:style-name="T8">Pressing the button in state </text:span><text:span text:style-name="T9">s</text:span><text:span text:style-name="T10">A1N</text:span><text:span text:style-name="T8"> leads to premature acitivation of the robot, i.e. the robot mounts the gearweehl before any parts have beeb assembled. Since this makes a completion of the assembly impossible, the FSM transitions directly into the end state </text:span><text:span text:style-name="T9">s</text:span><text:span text:style-name="T10">E</text:span><text:span text:style-name="T8">; the workflow is terminated early. </text:span></text:p>
              </text:list-item>
              <text:list-item>
                <text:p><text:span text:style-name="T8">The assembly actions rC, rH and mC are only possible </text:span><text:span text:style-name="T9">after</text:span><text:span text:style-name="T8"> the parts have been retrieved (i.e., after </text:span><text:span text:style-name="T9">r</text:span><text:span text:style-name="T10">P</text:span><text:span text:style-name="T8">).</text:span></text:p>
              </text:list-item>
              <text:list-item>
                <text:p><text:span text:style-name="T8">Regarding the action </text:span><text:span text:style-name="T9">r</text:span><text:span text:style-name="T10">P</text:span><text:span text:style-name="T8">, we assume that</text:span></text:p>
                <text:list>
                  <text:list-item>
                    <text:p><text:span text:style-name="T8">(1) the worker must has to reach into the storage once to retrieve enough parts</text:span></text:p>
                  </text:list-item>
                  <text:list-item>
                    <text:p><text:span text:style-name="T8">(2) that taken parts are not put back into the storage (i.e. a transitioning back from </text:span><text:span text:style-name="T9">s</text:span><text:span text:style-name="T10">A2P</text:span><text:span text:style-name="T8"> to </text:span><text:span text:style-name="T9">s</text:span><text:span text:style-name="T10">A2N</text:span><text:span text:style-name="T8"> is not possible)</text:span></text:p>
                  </text:list-item>
                </text:list>
              </text:list-item>
              <text:list-item>
                <text:p><text:span text:style-name="T8">Mounting the cover (mC) also transitions to the terminal state </text:span><text:span text:style-name="T9">s</text:span><text:span text:style-name="T10">E</text:span><text:span text:style-name="T8">, as no further assembly steps can be performed after the cover is mounted.</text:span></text:p>
              </text:list-item>
            </text:list>
          </draw:text-box>
        </draw:frame>
        <draw:frame draw:style-name="gr6" draw:text-style-name="P5" draw:layer="layout" svg:width="1.162cm" svg:height="0.966cm" svg:x="11.648cm" svg:y="2.68cm">
          <draw:text-box>
            <text:p text:style-name="P4"><text:span text:style-name="T3">m</text:span><text:span text:style-name="T6">C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3" xml:id="id8" draw:id="id8" draw:layer="layout" svg:width="1.778cm" svg:height="1.778cm" svg:x="3.302cm" svg:y="7.85cm">
          <text:p text:style-name="P12"><text:span text:style-name="T1">s</text:span><text:span text:style-name="T2">A</text:span><text:span text:style-name="T2">2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4" draw:layer="layout" svg:x1="3.29cm" svg:y1="3.278cm" svg:x2="4.052cm" svg:y2="4.294cm">
          <text:p/>
        </draw:line>
        <draw:connector draw:style-name="gr2" draw:text-style-name="P14" draw:layer="layout" draw:type="curve" svg:x1="3.562cm" svg:y1="5.812cm" svg:x2="3.562cm" svg:y2="8.11cm" draw:start-shape="id7" draw:start-glue-point="7" draw:end-shape="id8" draw:end-glue-point="5" svg:d="M3562 5812v2298" svg:viewBox="0 0 1 2299">
          <text:p/>
        </draw:connector>
        <draw:connector draw:style-name="gr2" draw:text-style-name="P14" draw:layer="layout" draw:type="curve" svg:x1="4.82cm" svg:y1="8.11cm" svg:x2="4.82cm" svg:y2="5.812cm" draw:start-shape="id8" draw:start-glue-point="11" draw:end-shape="id7" draw:end-glue-point="9" svg:d="M4820 8110v-2298" svg:viewBox="0 0 1 2299">
          <text:p/>
        </draw:connector>
        <draw:frame draw:style-name="gr3" draw:text-style-name="P8" draw:layer="layout" svg:width="0.68cm" svg:height="0.962cm" svg:x="2.882cm" svg:y="6.38cm">
          <draw:text-box>
            <text:p><text:span text:style-name="T3">t</text:span></text:p>
          </draw:text-box>
        </draw:frame>
        <draw:frame draw:style-name="gr3" draw:text-style-name="P8" draw:layer="layout" svg:width="0.68cm" svg:height="0.962cm" svg:x="4.782cm" svg:y="6.38cm">
          <draw:text-box>
            <text:p><text:span text:style-name="T3">t</text:span></text:p>
          </draw:text-box>
        </draw:frame>
        <draw:frame draw:style-name="gr4" draw:text-style-name="P8" draw:layer="layout" svg:width="2.53cm" svg:height="0.963cm" svg:x="0.89cm" svg:y="4.702cm">
          <draw:text-box>
            <text:p><text:span text:style-name="T4">Worker in A1, </text:span></text:p>
            <text:p><text:span text:style-name="T4">no parts taken</text:span></text:p>
          </draw:text-box>
        </draw:frame>
        <draw:frame draw:style-name="gr4" draw:text-style-name="P8" draw:layer="layout" svg:width="2.53cm" svg:height="0.963cm" svg:x="2.794cm" svg:y="9.882cm">
          <draw:text-box>
            <text:p><text:span text:style-name="T4">Worker in A2, </text:span></text:p>
            <text:p><text:span text:style-name="T4">no parts taken</text:span></text:p>
          </draw:text-box>
        </draw:frame>
        <draw:frame draw:style-name="gr5" draw:text-style-name="P8" draw:layer="layout" svg:width="4.616cm" svg:height="3.455cm" svg:x="8.592cm" svg:y="9.679cm">
          <draw:text-box>
            <text:p><text:span text:style-name="T4">Worker in A2, </text:span></text:p>
            <text:p><text:span text:style-name="T4">parts taken</text:span></text:p>
            <text:p><text:span text:style-name="T5">(note: We assume that the worker must only reach into the storage once to reteive enough parts for all processing steps and that taken parts are not put back <text:s/>into the storage.)</text:span></text:p>
          </draw:text-box>
        </draw:frame>
        <draw:custom-shape draw:style-name="gr1" draw:text-style-name="P13" xml:id="id9" draw:id="id9" draw:layer="layout" svg:width="1.778cm" svg:height="1.778cm" svg:x="8.89cm" svg:y="7.85cm">
          <text:p text:style-name="P12"><text:span text:style-name="T1">s</text:span><text:span text:style-name="T2">A</text:span><text:span text:style-name="T2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4" draw:layer="layout" draw:type="curve" svg:x1="5.08cm" svg:y1="8.739cm" svg:x2="8.89cm" svg:y2="8.739cm" draw:start-shape="id8" draw:end-shape="id9" svg:d="M5080 8739h3810" svg:viewBox="0 0 3811 1">
          <text:p/>
        </draw:connector>
        <draw:frame draw:style-name="gr6" draw:text-style-name="P8" draw:layer="layout" svg:width="1.137cm" svg:height="0.962cm" svg:x="6.096cm" svg:y="8.666cm">
          <draw:text-box>
            <text:p><text:span text:style-name="T3">rP</text:span></text:p>
          </draw:text-box>
        </draw:frame>
        <draw:frame draw:style-name="gr4" draw:text-style-name="P8" draw:layer="layout" svg:width="2.53cm" svg:height="0.963cm" svg:x="7.112cm" svg:y="2.77cm">
          <draw:text-box>
            <text:p><text:span text:style-name="T4">Worker in A1, </text:span></text:p>
            <text:p><text:span text:style-name="T4">parts taken</text:span></text:p>
          </draw:text-box>
        </draw:frame>
        <draw:connector draw:style-name="gr2" draw:text-style-name="P14" draw:layer="layout" draw:type="curve" svg:x1="10.408cm" svg:y1="8.11cm" svg:x2="10.408cm" svg:y2="5.812cm" draw:start-shape="id9" draw:start-glue-point="11" draw:end-shape="id10" draw:end-glue-point="9" svg:d="M10408 8110v-2298" svg:viewBox="0 0 1 2299">
          <text:p/>
        </draw:connector>
        <draw:connector draw:style-name="gr2" draw:text-style-name="P14" draw:layer="layout" draw:type="curve" svg:x1="9.15cm" svg:y1="5.812cm" svg:x2="9.15cm" svg:y2="8.11cm" draw:start-shape="id10" draw:start-glue-point="7" draw:end-shape="id9" draw:end-glue-point="5" svg:d="M9150 5812v2298" svg:viewBox="0 0 1 2299">
          <text:p/>
        </draw:connector>
        <draw:custom-shape draw:style-name="gr1" draw:text-style-name="P13" xml:id="id15" draw:id="id15" draw:layer="layout" svg:width="1.778cm" svg:height="1.778cm" svg:x="14.001cm" svg:y="7.795cm">
          <text:p text:style-name="P12"><text:span text:style-name="T1">s</text:span><text:span text:style-name="T2">A2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4" draw:layer="layout" draw:type="curve" svg:x1="10.668cm" svg:y1="5.183cm" svg:x2="14cm" svg:y2="5.183cm" draw:start-shape="id10" draw:end-shape="id11" draw:end-glue-point="6" svg:d="M10668 5183h3332" svg:viewBox="0 0 3333 1">
          <text:p/>
        </draw:connector>
        <draw:g>
          <draw:custom-shape draw:style-name="gr15" draw:text-style-name="P14" xml:id="id12" draw:id="id12" draw:layer="layout" svg:width="0.254cm" svg:height="0.254cm" svg:x="8.966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9.003cm" svg:y1="4.828cm" svg:x2="9.093cm" svg:y2="4.611cm" draw:start-shape="id12" draw:start-glue-point="7" draw:end-shape="id12" draw:end-glue-point="4" svg:d="M9003 4828c-807 0-673-359-449-601s539-367 539 384" svg:viewBox="0 0 712 789">
            <text:p/>
          </draw:connector>
        </draw:g>
        <draw:g>
          <draw:custom-shape draw:style-name="gr15" draw:text-style-name="P14" xml:id="id13" draw:id="id13" draw:layer="layout" svg:width="0.254cm" svg:height="0.254cm" draw:transform="rotate (-1.65509572966622) translate (10.18cm 4.2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9.961cm" svg:y1="4.314cm" svg:x2="10.17cm" svg:y2="4.422cm" draw:start-shape="id13" draw:start-glue-point="7" draw:end-shape="id13" draw:end-glue-point="4" svg:d="M9961 4314c0-796 360-664 604-438s371 546-395 546" svg:viewBox="0 0 793 720">
            <text:p/>
          </draw:connector>
        </draw:g>
        <draw:g>
          <draw:custom-shape draw:style-name="gr15" draw:text-style-name="P14" xml:id="id14" draw:id="id14" draw:layer="layout" svg:width="0.254cm" svg:height="0.254cm" draw:transform="rotate (1.16308741352902) translate (8.816cm 5.5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9.03cm" svg:y1="5.595cm" svg:x2="8.866cm" svg:y2="5.427cm" draw:start-shape="id14" draw:start-glue-point="7" draw:end-shape="id14" draw:end-glue-point="4" svg:d="M9030 5595c0 766-358 638-605 405s-385-573 441-573" svg:viewBox="0 0 796 754">
            <text:p/>
          </draw:connector>
        </draw:g>
        <draw:frame draw:style-name="gr6" draw:text-style-name="P8" draw:layer="layout" svg:width="1.137cm" svg:height="0.962cm" svg:x="7.366cm" svg:y="5.818cm">
          <draw:text-box>
            <text:p><text:span text:style-name="T3">rH</text:span></text:p>
          </draw:text-box>
        </draw:frame>
        <draw:frame draw:style-name="gr6" draw:text-style-name="P8" draw:layer="layout" svg:width="1.137cm" svg:height="0.962cm" svg:x="7.366cm" svg:y="4.04cm">
          <draw:text-box>
            <text:p><text:span text:style-name="T3">rC</text:span></text:p>
          </draw:text-box>
        </draw:frame>
        <draw:frame draw:style-name="gr9" draw:text-style-name="P8" draw:layer="layout" svg:width="1.15cm" svg:height="0.962cm" svg:x="9.652cm" svg:y="2.824cm">
          <draw:text-box>
            <text:p><text:span text:style-name="T3">pB</text:span></text:p>
          </draw:text-box>
        </draw:frame>
        <draw:frame draw:style-name="gr16" draw:text-style-name="P8" draw:layer="layout" svg:width="1.323cm" svg:height="0.962cm" svg:x="11.176cm" svg:y="4.294cm">
          <draw:text-box>
            <text:p><text:span text:style-name="T3">mC</text:span></text:p>
          </draw:text-box>
        </draw:frame>
        <draw:connector draw:style-name="gr2" draw:text-style-name="P14" draw:layer="layout" draw:type="curve" svg:x1="14.26cm" svg:y1="5.812cm" svg:x2="14.261cm" svg:y2="8.055cm" draw:start-shape="id11" draw:start-glue-point="7" draw:end-shape="id15" draw:end-glue-point="5" svg:d="M14260 5812c0 1683 1 562 1 2243" svg:viewBox="0 0 2 2244">
          <text:p/>
        </draw:connector>
        <draw:connector draw:style-name="gr2" draw:text-style-name="P14" draw:layer="layout" draw:type="curve" svg:x1="15.519cm" svg:y1="8.055cm" svg:x2="15.518cm" svg:y2="5.812cm" draw:start-shape="id15" draw:start-glue-point="11" draw:end-shape="id11" draw:end-glue-point="9" svg:d="M15519 8055c0-1681-1-560-1-2243" svg:viewBox="0 0 2 2244">
          <text:p/>
        </draw:connector>
        <draw:frame draw:style-name="gr3" draw:text-style-name="P8" draw:layer="layout" svg:width="0.68cm" svg:height="0.962cm" svg:x="13.746cm" svg:y="6.58cm">
          <draw:text-box>
            <text:p><text:span text:style-name="T3">t</text:span></text:p>
          </draw:text-box>
        </draw:frame>
        <draw:frame draw:style-name="gr3" draw:text-style-name="P8" draw:layer="layout" svg:width="0.68cm" svg:height="0.962cm" svg:x="15.346cm" svg:y="6.58cm">
          <draw:text-box>
            <text:p><text:span text:style-name="T3">t</text:span></text:p>
          </draw:text-box>
        </draw:frame>
        <draw:frame draw:style-name="gr17" draw:text-style-name="P8" draw:layer="layout" svg:width="13.655cm" svg:height="3.556cm" svg:x="16.825cm" svg:y="1.524cm">
          <draw:text-box>
            <text:p><text:span text:style-name="T4">Worker in A1, assembly ended</text:span></text:p>
            <text:p><text:span text:style-name="T5">Note: After the assembly has ended, the </text:span></text:p>
            <text:p><text:span text:style-name="T5">worker cannot reach into housing or cover anymore.</text:span></text:p>
            <text:p><text:span text:style-name="T11">Pressing the button (pB) and transitioning between </text:span></text:p>
            <text:p><text:span text:style-name="T11">Areas A1 and A2 are still possible.</text:span></text:p>
          </draw:text-box>
        </draw:frame>
        <draw:frame draw:style-name="gr8" draw:text-style-name="P8" draw:layer="layout" svg:width="4.828cm" svg:height="0.963cm" svg:x="15.779cm" svg:y="8.358cm">
          <draw:text-box>
            <text:p><text:span text:style-name="T4">Worker in A2, assembly ended</text:span></text:p>
          </draw:text-box>
        </draw:frame>
        <draw:frame draw:style-name="gr3" draw:text-style-name="P8" draw:layer="layout" svg:width="0.68cm" svg:height="0.962cm" svg:x="8.646cm" svg:y="6.58cm">
          <draw:text-box>
            <text:p><text:span text:style-name="T3">t</text:span></text:p>
          </draw:text-box>
        </draw:frame>
        <draw:frame draw:style-name="gr3" draw:text-style-name="P8" draw:layer="layout" svg:width="0.68cm" svg:height="0.962cm" svg:x="10.246cm" svg:y="6.58cm">
          <draw:text-box>
            <text:p><text:span text:style-name="T3">t</text:span></text:p>
          </draw:text-box>
        </draw:frame>
        <draw:g>
          <draw:custom-shape draw:style-name="gr15" draw:text-style-name="P14" xml:id="id16" draw:id="id16" draw:layer="layout" svg:width="0.254cm" svg:height="0.254cm" draw:transform="rotate (-1.65509572966622) translate (15.38cm 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15.161cm" svg:y1="4.31cm" svg:x2="15.37cm" svg:y2="4.418cm" draw:start-shape="id16" draw:start-glue-point="7" draw:end-shape="id16" draw:end-glue-point="4" svg:d="M15161 4310c0-796 360-664 604-438s371 546-395 546" svg:viewBox="0 0 793 720">
            <text:p/>
          </draw:connector>
        </draw:g>
        <draw:frame draw:style-name="gr9" draw:text-style-name="P8" draw:layer="layout" svg:width="1.15cm" svg:height="0.962cm" svg:x="14.852cm" svg:y="2.82cm">
          <draw:text-box>
            <text:p><text:span text:style-name="T3">pB</text:span></text:p>
          </draw:text-box>
        </draw:frame>
        <draw:custom-shape draw:style-name="gr1" draw:text-style-name="P13" xml:id="id11" draw:id="id11" draw:layer="layout" svg:width="1.778cm" svg:height="1.778cm" svg:x="14cm" svg:y="4.294cm">
          <text:p text:style-name="P12"><text:span text:style-name="T1">s</text:span><text:span text:style-name="T2">A1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4" xml:id="id17" draw:id="id17" draw:layer="layout" svg:width="0.254cm" svg:height="0.254cm" draw:transform="rotate (-1.65509572966622) translate (4.58cm 4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4.361cm" svg:y1="4.306cm" svg:x2="4.57cm" svg:y2="4.414cm" draw:start-shape="id17" draw:start-glue-point="7" draw:end-shape="id17" draw:end-glue-point="4" svg:d="M4361 4306c0-796 360-664 604-438s371 546-395 546" svg:viewBox="0 0 793 720">
            <text:p/>
          </draw:connector>
        </draw:g>
        <draw:frame draw:style-name="gr9" draw:text-style-name="P8" draw:layer="layout" svg:width="1.15cm" svg:height="0.962cm" svg:x="4.052cm" svg:y="2.816cm">
          <draw:text-box>
            <text:p><text:span text:style-name="T3">pB</text:span></text:p>
          </draw:text-box>
        </draw:frame>
        <draw:custom-shape draw:style-name="gr1" draw:text-style-name="P13" xml:id="id7" draw:id="id7" draw:layer="layout" svg:width="1.778cm" svg:height="1.778cm" svg:x="3.302cm" svg:y="4.294cm">
          <text:p text:style-name="P12"><text:span text:style-name="T1">s</text:span><text:span text:style-name="T2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8.468cm" svg:height="0.963cm" svg:x="5.141cm" svg:y="14.732cm">
          <draw:text-box>
            <text:p><text:span text:style-name="T11">Note: Pressing the button in state SA1N and SA1E would not be useful for achieving the goal of the workflow, but nevertheless,</text:span></text:p>
            <text:p><text:span text:style-name="T11">It is in principle possible for the worker, so it is included in the state machine</text:span></text:p>
          </draw:text-box>
        </draw:frame>
        <draw:g>
          <draw:custom-shape draw:style-name="gr15" draw:text-style-name="P14" xml:id="id18" draw:id="id18" draw:layer="layout" svg:width="0.254cm" svg:height="0.254cm" svg:x="8.967cm" svg:y="4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9.004cm" svg:y1="4.819cm" svg:x2="9.094cm" svg:y2="4.602cm" draw:start-shape="id18" draw:start-glue-point="7" draw:end-shape="id18" draw:end-glue-point="4" svg:d="M9004 4819c-807 0-673-359-449-601s539-367 539 384" svg:viewBox="0 0 712 789">
            <text:p/>
          </draw:connector>
        </draw:g>
        <draw:g>
          <draw:custom-shape draw:style-name="gr15" draw:text-style-name="P14" xml:id="id19" draw:id="id19" draw:layer="layout" svg:width="0.254cm" svg:height="0.254cm" draw:transform="rotate (1.16308741352902) translate (8.817cm 5.5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4" draw:layer="layout" draw:type="curve" svg:x1="9.031cm" svg:y1="5.586cm" svg:x2="8.867cm" svg:y2="5.418cm" draw:start-shape="id19" draw:start-glue-point="7" draw:end-shape="id19" draw:end-glue-point="4" svg:d="M9031 5586c0 766-358 638-605 405s-385-573 441-573" svg:viewBox="0 0 796 754">
            <text:p/>
          </draw:connector>
        </draw:g>
        <draw:frame draw:style-name="gr6" draw:text-style-name="P8" draw:layer="layout" svg:width="1.137cm" svg:height="0.962cm" svg:x="7.367cm" svg:y="4.031cm">
          <draw:text-box>
            <text:p><text:span text:style-name="T3">rC</text:span></text:p>
          </draw:text-box>
        </draw:frame>
        <draw:custom-shape draw:style-name="gr1" draw:text-style-name="P13" xml:id="id10" draw:id="id10" draw:layer="layout" svg:width="1.778cm" svg:height="1.778cm" svg:x="8.89cm" svg:y="4.294cm">
          <text:p text:style-name="P12"><text:span text:style-name="T1">s</text:span><text:span text:style-name="T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7T16:19:39.891684444</meta:creation-date>
    <dc:date>2022-02-14T15:30:35.405349322</dc:date>
    <meta:editing-duration>PT1H27M2S</meta:editing-duration>
    <meta:editing-cycles>8</meta:editing-cycles>
    <meta:generator>LibreOffice/6.0.7.3$Linux_X86_64 LibreOffice_project/00m0$Build-3</meta:generator>
    <meta:document-statistic meta:object-count="118"/>
  </office:meta>
</office:document-meta>
</file>